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ef41" officeooo:paragraph-rsid="0017ef41"/>
    </style:style>
    <style:style style:name="P2" style:family="paragraph" style:parent-style-name="Standard">
      <style:paragraph-properties fo:text-align="justify" style:justify-single-word="false"/>
      <style:text-properties officeooo:rsid="0017ef41" officeooo:paragraph-rsid="0017ef41"/>
    </style:style>
    <style:style style:name="P3" style:family="paragraph" style:parent-style-name="Standard">
      <style:paragraph-properties fo:text-align="justify" style:justify-single-word="false"/>
      <style:text-properties officeooo:rsid="0019c3d0" officeooo:paragraph-rsid="0019c3d0"/>
    </style:style>
    <style:style style:name="P4" style:family="paragraph" style:parent-style-name="Standard">
      <style:paragraph-properties fo:text-align="justify" style:justify-single-word="false"/>
      <style:text-properties fo:font-weight="bold" officeooo:rsid="0019c3d0" officeooo:paragraph-rsid="0019c3d0" style:font-weight-asian="bold" style:font-weight-complex="bold"/>
    </style:style>
    <style:style style:name="P5" style:family="paragraph" style:parent-style-name="Standard">
      <style:text-properties officeooo:rsid="0017ef41" officeooo:paragraph-rsid="0017ef41"/>
    </style:style>
    <style:style style:name="P6" style:family="paragraph" style:parent-style-name="Standard">
      <style:paragraph-properties fo:text-align="justify" style:justify-single-word="false"/>
      <style:text-properties officeooo:rsid="0019c3d0" officeooo:paragraph-rsid="0019c3d0"/>
    </style:style>
    <style:style style:name="P7" style:family="paragraph" style:parent-style-name="Standard">
      <style:paragraph-properties fo:text-align="justify" style:justify-single-word="false"/>
      <style:text-properties fo:font-weight="bold" officeooo:rsid="0019c3d0" officeooo:paragraph-rsid="0019c3d0" style:font-weight-asian="bold" style:font-weight-complex="bold"/>
    </style:style>
    <style:style style:name="T1" style:family="text">
      <style:text-properties fo:font-weight="bold" style:font-weight-asian="bold" style:font-weight-complex="bold"/>
    </style:style>
    <style:style style:name="T2" style:family="text">
      <style:text-properties officeooo:rsid="001bbf30"/>
    </style:style>
    <style:style style:name="T3" style:family="text">
      <style:text-properties officeooo:rsid="001e750f"/>
    </style:style>
    <style:style style:name="T4" style:family="text">
      <style:text-properties officeooo:rsid="0020372f"/>
    </style:style>
    <style:style style:name="T5" style:family="text">
      <style:text-properties fo:font-weight="normal" officeooo:rsid="0020372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 </text:span>GNSS processing at DSO: recent activity and current status</text:p>
      <text:p text:style-name="P1"/>
      <text:p text:style-name="P1"><text:span text:style-name="T1">Authors</text:span>:<text:span text:style-name="T4">Demitris Anastasiou, Xanthos Papanikolaou, Aggeliki Marinou, Vangelis Zacharis, Stavroula Alatza, Demitris Paradissis</text:span></text:p>
      <text:p text:style-name="P1"/>
      <text:p text:style-name="P1"><text:span text:style-name="T1">Affiliations</text:span>: <text:span text:style-name="T4">National Technical University of Athens, Greece</text:span></text:p>
      <text:p text:style-name="P1"/>
      <text:p text:style-name="P1"><text:span text:style-name="T1">Abstract</text:span>:</text:p>
      <text:p text:style-name="P2">Dionysos Satellite Observatory and Higher Geodesy Laboratory of National Technical University of Athens have developed an automated processing scheme to accommodate the daily analysis of all available continuous GNSS stations in Greece.</text:p>
      <text:p text:style-name="P2"/>
      <text:p text:style-name="P2">This daily analysis process has been implemented for the last three years, yielding results which help us further understand the complicated tectonic settings of Greece.</text:p>
      <text:p text:style-name="P2"/>
      <text:p text:style-name="P2">In the last few months, within the SEISMO project, this processing platform has been re-designed and upgraded to include more GNSS stations, new processing capabilities, automated archiving and publishing of results and products.</text:p>
      <text:p text:style-name="P2"/>
      <text:p text:style-name="P2">Currently, we ha<text:span text:style-name="T2">ve</text:span> focused our efforts in reprocessing all the available GNSS data up to date, via Bernese GNSS Software v5.2. In this study we present analysis results from a large dataset, covering a considerable time-span, incorporating all available GPS/GNSS stations within Greece. Results include a dense velocity field for the whole of the region, as well as important insights on monitoring abrupt phenomena (Santorini inflation episode, Kephalonia earthquakes).</text:p>
      <text:p text:style-name="P2"/>
      <text:p text:style-name="P2">Our goals for the near future include contributing to EUREF and expanding our research activities and capabiliti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text:span text:style-name="T1">Title: </text:span>Planning DSO contribution to EUREF densification project</text:p>
      <text:p text:style-name="P3"/>
      <text:p text:style-name="P4">Authors: <text:span text:style-name="T5">Xanthos Papanikolaou, Demitris Anastasiou, Vangelis Zacharis, Aggeliki Marinou, Evangelia Tita, Demitris Paradissis</text:span></text:p>
      <text:p text:style-name="P4"><text:span text:style-name="T5"/></text:p>
      <text:p text:style-name="P4">Affiliations: <text:span text:style-name="T5">National Technical University of Athens, Greece</text:span></text:p>
      <text:p text:style-name="P3"/>
      <text:p text:style-name="P4">Abstract:</text:p>
      <text:p text:style-name="P3">For the last few year<text:span text:style-name="T3">s</text:span>, Dionysos Satellite Observatory (NTUA) has been routinely processing GNSS data to monitor ground deformation in Greece. During the last months, we have concentrated our efforts in contributing to EUREF's Densification Project via our dedicated processing platform.</text:p>
      <text:p text:style-name="P3"/>
      <text:p text:style-name="P3">Of crucial importance is the establishment of a network of GPS/GNSS stations, placed in Greece, which will provide a credible dataset; to this end, we have filtered a large set of inhomogenous stations, installed by various institutes to serve different scopes, to establish a geodetic quality network of reliable time span.</text:p>
      <text:p text:style-name="P3"/>
      <text:p text:style-name="P3">Our processing platform has been modernized, updated and enlarged to accommodate the efficient analysis of large GNSS datasets and the corresponding dissemination of results and products. A large number of in-house software has been developed and a database was designed to couple Bernese GNSS Software.</text:p>
      <text:p text:style-name="P3"/>
      <text:p text:style-name="P3">We are looking forward to a long term, fruitful cooperation with EUREF as well as extending our contribution to other projects within the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1:09:54.877997813</meta:creation-date>
    <dc:date>2015-10-02T13:44:57.574728018</dc:date>
    <meta:editing-duration>PT9M2S</meta:editing-duration>
    <meta:editing-cycles>7</meta:editing-cycles>
    <meta:generator>LibreOffice/4.2.8.2$Linux_X86_64 LibreOffice_project/420m0$Build-2</meta:generator>
    <dc:creator>mitsos </dc:creator>
    <meta:document-statistic meta:table-count="0" meta:image-count="0" meta:object-count="0" meta:page-count="2" meta:paragraph-count="17" meta:word-count="396" meta:character-count="2798" meta:non-whitespace-character-count="2419"/>
  </office:meta>
</office:document-meta>
</file>